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text-properties officeooo:paragraph-rsid="001a0af6"/>
    </style:style>
    <style:style style:name="T1" style:family="text">
      <style:text-properties officeooo:rsid="001a0af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CANISTER FIELD MATHEMATICS (CFM)</text:span></text:h>
      <text:h text:style-name="Heading_20_3" text:outline-level="3"><text:span text:style-name="Emphasis">Unified Document – Chapters 1 through 6</text:span></text:h>
      <text:p text:style-name="Text_20_body"><text:span text:style-name="Emphasis"/></text:p>
      <text:p text:style-name="Text_20_body"><text:span text:style-name="Emphasis">© </text:span><text:span text:style-name="Emphasis"><text:span text:style-name="T1">by Enter Yourname</text:span></text:span></text:p>
      <text:p text:style-name="Text_20_body"><text:span text:style-name="Emphasis"/></text:p>
      <text:p text:style-name="P38"><text:span text:style-name="Emphasis"><text:span text:style-name="T1">Made by Enter Yourname and Chat-GPT </text:span></text:span></text:p>
      <text:p text:style-name="Text_20_body"><text:span text:style-name="Emphasis"/></text:p>
      <text:p text:style-name="Horizontal_20_Line"/>
      <text:h text:style-name="Heading_20_1" text:outline-level="1"><text:span text:style-name="Strong_20_Emphasis">CHAPTER 1 — ABSTRACT &amp; EXECUTIVE OVERVIEW</text:span></text:h>
      <text:h text:style-name="Heading_20_2" text:outline-level="2"><text:span text:style-name="Strong_20_Emphasis">Abstract</text:span></text:h>
      <text:p text:style-name="Text_20_body">We introduce <text:span text:style-name="Emphasis">Canister Field Mathematics</text:span> (CFM), a new mathematical framework emerging from the execution model of the Internet Computer Protocol (ICP). Unlike classical computation, which relies on single processors, clusters, or probabilistic quantum operations, ICP provides a global substrate composed of replicated, persistent, deterministic computational actors called <text:span text:style-name="Emphasis">canisters</text:span>.</text:p>
      <text:p text:style-name="Text_20_body">This work treats these canisters not merely as software modules but as elementary computational cells forming a globally synchronized deterministic manifold. We show that this architecture enables fundamentally new classes of mathematical structures, including:</text:p>
      <text:list text:style-name="L23">
        <text:list-item>
          <text:p text:style-name="P23">A distributed differential operator that governs state evolution</text:p>
        </text:list-item>
        <text:list-item>
          <text:p text:style-name="P23">A new algebraic system, <text:span text:style-name="Emphasis">Canister Matrix Algebra</text:span> (CMA)</text:p>
        </text:list-item>
        <text:list-item>
          <text:p text:style-name="P23">A novel topological object, the <text:span text:style-name="Emphasis">Dynamic Deterministic Computational Manifold</text:span> (DDCM)</text:p>
        </text:list-item>
      </text:list>
      <text:p text:style-name="Text_20_body">These structures cannot be reduced to classical analysis, graph theory, dynamical systems, cellular automata, or quantum computation.</text:p>
      <text:p text:style-name="Text_20_body">CFM provides mathematical foundations for large-scale neural models, AGI substrates, planet-scale simulations, quasi-quantum combinatorial techniques, and other distributed systems native to deterministic replicated architectures. It establishes the axioms, operators, and formal language required for a new branch of mathematics based on persistent distributed computation.</text:p>
      <text:p text:style-name="Horizontal_20_Line"/>
      <text:h text:style-name="Heading_20_2" text:outline-level="2"><text:span text:style-name="Strong_20_Emphasis">Executive Overview</text:span></text:h>
      <text:h text:style-name="Heading_20_3" text:outline-level="3"><text:span text:style-name="Strong_20_Emphasis">1. Motivation</text:span></text:h>
      <text:p text:style-name="Text_20_body">Classical mathematics co-evolved with single-machine computation paradigms, assuming:</text:p>
      <text:list text:style-name="L24">
        <text:list-item>
          <text:p text:style-name="P24"><text:soft-page-break/>centralized state</text:p>
        </text:list-item>
        <text:list-item>
          <text:p text:style-name="P24">volatile memory</text:p>
        </text:list-item>
        <text:list-item>
          <text:p text:style-name="P24">nondeterministic distributed interactions</text:p>
        </text:list-item>
        <text:list-item>
          <text:p text:style-name="P24">no persistent identity of computational nodes</text:p>
        </text:list-item>
      </text:list>
      <text:p text:style-name="Text_20_body">ICP violates these assumptions by providing:</text:p>
      <text:list text:style-name="L25">
        <text:list-item>
          <text:p text:style-name="P25">stateful computational cells</text:p>
        </text:list-item>
        <text:list-item>
          <text:p text:style-name="P25">deterministic replica execution</text:p>
        </text:list-item>
        <text:list-item>
          <text:p text:style-name="P25">persistent identity</text:p>
        </text:list-item>
        <text:list-item>
          <text:p text:style-name="P25">global authenticated messaging</text:p>
        </text:list-item>
        <text:list-item>
          <text:p text:style-name="P25">consensus-driven discrete time</text:p>
        </text:list-item>
      </text:list>
      <text:p text:style-name="Text_20_body">Thus a new mathematics is required.</text:p>
      <text:p text:style-name="Horizontal_20_Line"/>
      <text:h text:style-name="Heading_20_3" text:outline-level="3"><text:span text:style-name="Strong_20_Emphasis">2. Why Existing Mathematics Is Insufficient</text:span></text:h>
      <text:p text:style-name="Text_20_body">CFM is not reducible to:</text:p>
      <text:list text:style-name="L26">
        <text:list-item>
          <text:p text:style-name="P26">classical analysis (no continuous state space)</text:p>
        </text:list-item>
        <text:list-item>
          <text:p text:style-name="P26">graph theory (no intrinsic node dynamics)</text:p>
        </text:list-item>
        <text:list-item>
          <text:p text:style-name="P26">dynamical systems (assume central time evolution)</text:p>
        </text:list-item>
        <text:list-item>
          <text:p text:style-name="P26">distributed systems theory (assume nondeterminism)</text:p>
        </text:list-item>
        <text:list-item>
          <text:p text:style-name="P26">cellular automata (no persistent internal memory)</text:p>
        </text:list-item>
        <text:list-item>
          <text:p text:style-name="P26">quantum mechanics (probabilistic, not deterministic)</text:p>
        </text:list-item>
      </text:list>
      <text:p text:style-name="Text_20_body">No existing discipline describes a globally replicated, deterministic, message-driven computational manifold.</text:p>
      <text:p text:style-name="Horizontal_20_Line"/>
      <text:h text:style-name="Heading_20_3" text:outline-level="3"><text:span text:style-name="Strong_20_Emphasis">3. Contributions of CFM</text:span></text:h>
      <text:p text:style-name="Text_20_body">CFM introduces:</text:p>
      <text:list text:style-name="L27">
        <text:list-item>
          <text:p text:style-name="P27"><text:span text:style-name="Strong_20_Emphasis">Canister Cells</text:span><text:line-break/>Deterministic state machines with persistent memory and identity.</text:p>
        </text:list-item>
        <text:list-item>
          <text:p text:style-name="P27"><text:span text:style-name="Strong_20_Emphasis">Canister Fields</text:span><text:line-break/>Structured sets of canister cells with deterministic communication topology.</text:p>
        </text:list-item>
        <text:list-item>
          <text:p text:style-name="P27"><text:span text:style-name="Strong_20_Emphasis">Distributed Differential Operator</text:span><text:line-break/>A novel derivative describing state change induced by neighboring cells.</text:p>
        </text:list-item>
        <text:list-item>
          <text:p text:style-name="P27"><text:soft-page-break/><text:span text:style-name="Strong_20_Emphasis">Canister Matrix Algebra (CMA)</text:span><text:line-break/>Matrices whose entries are states, transition functions, messages, or cells, enabling field-wide operations.</text:p>
        </text:list-item>
        <text:list-item>
          <text:p text:style-name="P27"><text:span text:style-name="Strong_20_Emphasis">Dynamic Deterministic Computational Manifold (DDCM)</text:span><text:line-break/>A new topological space defined by deterministic messaging, persistent identity, and consensus time.</text:p>
        </text:list-item>
      </text:list>
      <text:p text:style-name="Horizontal_20_Line"/>
      <text:h text:style-name="Heading_20_3" text:outline-level="3"><text:span text:style-name="Strong_20_Emphasis">4. Applications</text:span></text:h>
      <text:p text:style-name="Text_20_body">CFM enables:</text:p>
      <text:list text:style-name="L28">
        <text:list-item>
          <text:p text:style-name="P28">large-scale brain models</text:p>
        </text:list-item>
        <text:list-item>
          <text:p text:style-name="P28">AGI architectures</text:p>
        </text:list-item>
        <text:list-item>
          <text:p text:style-name="P28">computational physics fields</text:p>
        </text:list-item>
        <text:list-item>
          <text:p text:style-name="P28">quasi-quantum distributed processes</text:p>
        </text:list-item>
        <text:list-item>
          <text:p text:style-name="P28">large multi-agent economic or social simulations</text:p>
        </text:list-item>
        <text:list-item>
          <text:p text:style-name="P28">new complexity classes beyond classical &amp; quantum</text:p>
        </text:list-item>
      </text:list>
      <text:p text:style-name="Horizontal_20_Line"/>
      <text:h text:style-name="Heading_20_3" text:outline-level="3"><text:span text:style-name="Strong_20_Emphasis">5. Structure of the Paper</text:span></text:h>
      <text:p text:style-name="Text_20_body">Chapters 2–12 detail the classical limitations, ICP architecture, axioms, operators, algebra, topology, applications, complexity analysis, and future research paths.</text:p>
      <text:p text:style-name="Horizontal_20_Line"/>
      <text:h text:style-name="Heading_20_1" text:outline-level="1"><text:span text:style-name="Strong_20_Emphasis">CHAPTER 2 — INTRODUCTION</text:span></text:h>
      <text:h text:style-name="Heading_20_2" text:outline-level="2"><text:span text:style-name="Strong_20_Emphasis">2.1 Motivation for a New Computational Mathematics</text:span></text:h>
      <text:p text:style-name="Text_20_body">Computation historically assumed:</text:p>
      <text:list text:style-name="L29">
        <text:list-item>
          <text:p text:style-name="P29">a single logical machine</text:p>
        </text:list-item>
        <text:list-item>
          <text:p text:style-name="P29">volatile state</text:p>
        </text:list-item>
        <text:list-item>
          <text:p text:style-name="P29">nondeterministic distributed nodes</text:p>
        </text:list-item>
        <text:list-item>
          <text:p text:style-name="P29">absence of persistent identity</text:p>
        </text:list-item>
        <text:list-item>
          <text:p text:style-name="P29">unconstrained or abstracted topology</text:p>
        </text:list-item>
      </text:list>
      <text:p text:style-name="Text_20_body">ICP contradicts all these assumptions.</text:p>
      <text:p text:style-name="Text_20_body">ICP introduces <text:span text:style-name="Strong_20_Emphasis">persistent, deterministic, identity-preserving actors</text:span> called canisters. Their interactions form a computable field requiring its own mathematical description.</text:p>
      <text:p text:style-name="Horizontal_20_Line"/>
      <text:h text:style-name="Heading_20_2" text:outline-level="2"><text:soft-page-break/><text:span text:style-name="Strong_20_Emphasis">2.2 Historical Context</text:span></text:h>
      <text:h text:style-name="Heading_20_3" text:outline-level="3">1. Cellular Automata</text:h>
      <text:p text:style-name="Text_20_body">Memoryless and synchronous → insufficient.</text:p>
      <text:h text:style-name="Heading_20_3" text:outline-level="3">2. Distributed Systems Theory</text:h>
      <text:p text:style-name="Text_20_body">Inherently nondeterministic → incompatible with formal differential operators.</text:p>
      <text:h text:style-name="Heading_20_3" text:outline-level="3">3. Graph Theory</text:h>
      <text:p text:style-name="Text_20_body">Describes topology, not computation.</text:p>
      <text:h text:style-name="Heading_20_3" text:outline-level="3">4. Quantum Computation</text:h>
      <text:p text:style-name="Text_20_body">Describes amplitudes, not deterministic persistent actors.</text:p>
      <text:p text:style-name="Text_20_body">None of these capture ICP’s deterministic replicated execution.</text:p>
      <text:p text:style-name="Horizontal_20_Line"/>
      <text:h text:style-name="Heading_20_2" text:outline-level="2"><text:span text:style-name="Strong_20_Emphasis">2.3 ICP as a Computational Manifold</text:span></text:h>
      <text:p text:style-name="Text_20_body">ICP is characterized by:</text:p>
      <text:list text:style-name="L30">
        <text:list-item>
          <text:p text:style-name="P30"><text:span text:style-name="Strong_20_Emphasis">persistent state</text:span> across time</text:p>
        </text:list-item>
        <text:list-item>
          <text:p text:style-name="P30"><text:span text:style-name="Strong_20_Emphasis">deterministic replication</text:span> across nodes</text:p>
        </text:list-item>
        <text:list-item>
          <text:p text:style-name="P30"><text:span text:style-name="Strong_20_Emphasis">message-driven execution</text:span></text:p>
        </text:list-item>
        <text:list-item>
          <text:p text:style-name="P30"><text:span text:style-name="Strong_20_Emphasis">discrete global time</text:span> via consensus</text:p>
        </text:list-item>
        <text:list-item>
          <text:p text:style-name="P30"><text:span text:style-name="Strong_20_Emphasis">identity-preserving computation units</text:span></text:p>
        </text:list-item>
      </text:list>
      <text:p text:style-name="Text_20_body">Thus ICP forms a structured deterministic computational manifold.</text:p>
      <text:p text:style-name="Horizontal_20_Line"/>
      <text:h text:style-name="Heading_20_2" text:outline-level="2"><text:span text:style-name="Strong_20_Emphasis">2.4 Need for Formalization</text:span></text:h>
      <text:p text:style-name="Text_20_body">At scales approaching millions of canisters, emergent phenomena require formal tools to analyze:</text:p>
      <text:list text:style-name="L31">
        <text:list-item>
          <text:p text:style-name="P31">convergence</text:p>
        </text:list-item>
        <text:list-item>
          <text:p text:style-name="P31">stability</text:p>
        </text:list-item>
        <text:list-item>
          <text:p text:style-name="P31">computational topology</text:p>
        </text:list-item>
        <text:list-item>
          <text:p text:style-name="P31">AGI substrate behavior</text:p>
        </text:list-item>
        <text:list-item>
          <text:p text:style-name="P31">system-wide energy and complexity</text:p>
        </text:list-item>
        <text:list-item>
          <text:p text:style-name="P31">deterministic large-scale simulations</text:p>
        </text:list-item>
      </text:list>
      <text:p text:style-name="Text_20_body">CFM provides these tools.</text:p>
      <text:p text:style-name="Horizontal_20_Line"/>
      <text:h text:style-name="Heading_20_2" text:outline-level="2"><text:soft-page-break/><text:span text:style-name="Strong_20_Emphasis">2.5 Scope of This Paper</text:span></text:h>
      <text:p text:style-name="Text_20_body">This work introduces axioms, operators, algebra, topology, applications, and complexity theory of CFM.</text:p>
      <text:p text:style-name="Horizontal_20_Line"/>
      <text:h text:style-name="Heading_20_1" text:outline-level="1"><text:span text:style-name="Strong_20_Emphasis">CHAPTER 3 — DETERMINISTIC EXECUTION ARCHITECTURE OF THE INTERNET COMPUTER</text:span></text:h>
      <text:h text:style-name="Heading_20_2" text:outline-level="2"><text:span text:style-name="Strong_20_Emphasis">3.1 Overview</text:span></text:h>
      <text:p text:style-name="Text_20_body">ICP introduces a globally replicated deterministic execution environment. Subnets act as synchronized computational manifolds. Canisters behave as deterministic stateful cells executed identically across replicas.</text:p>
      <text:p text:style-name="Horizontal_20_Line"/>
      <text:h text:style-name="Heading_20_2" text:outline-level="2"><text:span text:style-name="Strong_20_Emphasis">3.2 Canisters as Deterministic Computational Cells</text:span></text:h>
      <text:p text:style-name="Text_20_body">A canister is defined as:<text:line-break/><text:span text:style-name="Strong_20_Emphasis">C = (S, T, M, I)</text:span><text:line-break/>Where:</text:p>
      <text:list text:style-name="L32">
        <text:list-item>
          <text:p text:style-name="P32"><text:span text:style-name="Strong_20_Emphasis">S</text:span> — persistent state</text:p>
        </text:list-item>
        <text:list-item>
          <text:p text:style-name="P32"><text:span text:style-name="Strong_20_Emphasis">T</text:span> — deterministic transition function</text:p>
        </text:list-item>
        <text:list-item>
          <text:p text:style-name="P32"><text:span text:style-name="Strong_20_Emphasis">M</text:span> — message interface</text:p>
        </text:list-item>
        <text:list-item>
          <text:p text:style-name="P32"><text:span text:style-name="Strong_20_Emphasis">I</text:span> — identity</text:p>
        </text:list-item>
      </text:list>
      <text:p text:style-name="Text_20_body">Determinism and persistence make canisters mathematical objects, not ephemeral functions.</text:p>
      <text:p text:style-name="Horizontal_20_Line"/>
      <text:h text:style-name="Heading_20_2" text:outline-level="2"><text:span text:style-name="Strong_20_Emphasis">3.3 Subnets as Synchronous Manifolds</text:span></text:h>
      <text:p text:style-name="Text_20_body">Subnets provide:</text:p>
      <text:list text:style-name="L33">
        <text:list-item>
          <text:p text:style-name="P33">deterministic consensus rounds</text:p>
        </text:list-item>
        <text:list-item>
          <text:p text:style-name="P33">atomic message delivery</text:p>
        </text:list-item>
        <text:list-item>
          <text:p text:style-name="P33">deterministic replicated state transitions</text:p>
        </text:list-item>
      </text:list>
      <text:p text:style-name="Text_20_body">Consensus rounds define a <text:span text:style-name="Strong_20_Emphasis">global discrete temporal axis</text:span>.</text:p>
      <text:p text:style-name="Horizontal_20_Line"/>
      <text:h text:style-name="Heading_20_2" text:outline-level="2"><text:soft-page-break/><text:span text:style-name="Strong_20_Emphasis">3.4 Messaging as Computational Topology</text:span></text:h>
      <text:p text:style-name="Text_20_body">Messaging defines a directed deterministic graph <text:span text:style-name="Strong_20_Emphasis">G</text:span>, representing the structure of the computational field.</text:p>
      <text:p text:style-name="Horizontal_20_Line"/>
      <text:h text:style-name="Heading_20_2" text:outline-level="2"><text:span text:style-name="Strong_20_Emphasis">3.5 Deterministic Replication</text:span></text:h>
      <text:p text:style-name="Text_20_body">All replicas satisfy:<text:line-break/>Tᵣ₁(S,m) = Tᵣ₂(S,m) = ...<text:line-break/>Thus:</text:p>
      <text:list text:style-name="L34">
        <text:list-item>
          <text:p text:style-name="P34">execution is globally consistent</text:p>
        </text:list-item>
        <text:list-item>
          <text:p text:style-name="P34">state continuity is guaranteed</text:p>
        </text:list-item>
        <text:list-item>
          <text:p text:style-name="P34">nondeterminism is eliminated</text:p>
        </text:list-item>
      </text:list>
      <text:p text:style-name="Text_20_body">This mathematical consistency is the basis of CFM.</text:p>
      <text:p text:style-name="Horizontal_20_Line"/>
      <text:h text:style-name="Heading_20_2" text:outline-level="2"><text:span text:style-name="Strong_20_Emphasis">3.6 Cross-Subnet Computation</text:span></text:h>
      <text:p text:style-name="Text_20_body">Threshold signatures and deterministic validation unify subnet fields into a global computational fabric.</text:p>
      <text:p text:style-name="Horizontal_20_Line"/>
      <text:h text:style-name="Heading_20_2" text:outline-level="2"><text:span text:style-name="Strong_20_Emphasis">3.7 Why ICP Enables New Mathematics</text:span></text:h>
      <text:p text:style-name="Text_20_body">ICP uniquely offers:</text:p>
      <text:list text:style-name="L35">
        <text:list-item>
          <text:p text:style-name="P35">persistent state</text:p>
        </text:list-item>
        <text:list-item>
          <text:p text:style-name="P35">deterministic replicas</text:p>
        </text:list-item>
        <text:list-item>
          <text:p text:style-name="P35">message-driven evolution</text:p>
        </text:list-item>
        <text:list-item>
          <text:p text:style-name="P35">topologically structured communication</text:p>
        </text:list-item>
        <text:list-item>
          <text:p text:style-name="P35">identity over time</text:p>
        </text:list-item>
      </text:list>
      <text:p text:style-name="Text_20_body">Together, these allow distributed differential calculus, matrix algebra, and computational topology.</text:p>
      <text:p text:style-name="Horizontal_20_Line"/>
      <text:h text:style-name="Heading_20_1" text:outline-level="1"><text:soft-page-break/><text:span text:style-name="Strong_20_Emphasis">CHAPTER 4 — FORMAL AXIOMS OF CANISTER FIELD MATHEMATICS</text:span></text:h>
      <text:h text:style-name="Heading_20_2" text:outline-level="2"><text:span text:style-name="Strong_20_Emphasis">4.1 Overview</text:span></text:h>
      <text:p text:style-name="Text_20_body">These axioms define the primitive mathematical objects of CFM, analogous to Peano axioms for natural numbers.</text:p>
      <text:p text:style-name="Horizontal_20_Line"/>
      <text:h text:style-name="Heading_20_2" text:outline-level="2"><text:span text:style-name="Strong_20_Emphasis">4.2 Primitive Entities</text:span></text:h>
      <text:h text:style-name="Heading_20_3" text:outline-level="3"><text:span text:style-name="Strong_20_Emphasis">Axiom 1 — Canister Cell</text:span></text:h>
      <text:p text:style-name="Text_20_body">C = (S, T, M, I)</text:p>
      <text:h text:style-name="Heading_20_3" text:outline-level="3"><text:span text:style-name="Strong_20_Emphasis">Axiom 2 — Persistent State</text:span></text:h>
      <text:p text:style-name="Text_20_body">S(τ+1) = T(S(τ), m)</text:p>
      <text:h text:style-name="Heading_20_3" text:outline-level="3"><text:span text:style-name="Strong_20_Emphasis">Axiom 3 — Deterministic Replication</text:span></text:h>
      <text:p text:style-name="Text_20_body">Tᵣ₁ = Tᵣ₂ = … for all replicas.</text:p>
      <text:h text:style-name="Heading_20_3" text:outline-level="3"><text:span text:style-name="Strong_20_Emphasis">Axiom 4 — Message Causality</text:span></text:h>
      <text:p text:style-name="Text_20_body">Messages form a DAG <text:span text:style-name="Strong_20_Emphasis">G</text:span>, globally consistent.</text:p>
      <text:h text:style-name="Heading_20_3" text:outline-level="3"><text:span text:style-name="Strong_20_Emphasis">Axiom 5 — Consensus Time</text:span></text:h>
      <text:p text:style-name="Text_20_body">τ₀ &lt; τ₁ &lt; τ₂ &lt; …</text:p>
      <text:p text:style-name="Text_20_body">Discrete global time.</text:p>
      <text:h text:style-name="Heading_20_3" text:outline-level="3"><text:span text:style-name="Strong_20_Emphasis">Axiom 6 — Topological Containment</text:span></text:h>
      <text:p text:style-name="Text_20_body">Subnets form ordered sets Pᵢ, whose union is the global field.</text:p>
      <text:p text:style-name="Horizontal_20_Line"/>
      <text:h text:style-name="Heading_20_2" text:outline-level="2"><text:span text:style-name="Strong_20_Emphasis">4.3 Derived Structures</text:span></text:h>
      <text:h text:style-name="Heading_20_3" text:outline-level="3"><text:span text:style-name="Strong_20_Emphasis">Definition — Canister Field</text:span></text:h>
      <text:p text:style-name="Text_20_body">F = (P, G, τ)</text:p>
      <text:h text:style-name="Heading_20_3" text:outline-level="3"><text:span text:style-name="Strong_20_Emphasis">Definition — Neighborhood</text:span></text:h>
      <text:p text:style-name="Text_20_body">N(Cᵢ) = adjacency via edges of G.</text:p>
      <text:h text:style-name="Heading_20_3" text:outline-level="3"><text:soft-page-break/><text:span text:style-name="Strong_20_Emphasis">Definition — Field Evolution Operator</text:span></text:h>
      <text:p text:style-name="Text_20_body">E(Fτ) = Fτ₊₁</text:p>
      <text:p text:style-name="Horizontal_20_Line"/>
      <text:h text:style-name="Heading_20_2" text:outline-level="2"><text:span text:style-name="Strong_20_Emphasis">4.4 Distributed Differentiability</text:span></text:h>
      <text:p text:style-name="Text_20_body"><text:span text:style-name="Strong_20_Emphasis">Axiom 7 — Distributed Derivative</text:span><text:line-break/>∂Sᵢ/∂F = T(Sᵢ, M(N(Cᵢ)))</text:p>
      <text:p text:style-name="Text_20_body">State change is the derivative of the field at cell i.</text:p>
      <text:p text:style-name="Horizontal_20_Line"/>
      <text:h text:style-name="Heading_20_2" text:outline-level="2"><text:span text:style-name="Strong_20_Emphasis">4.5 Algebraic Postulates</text:span></text:h>
      <text:p text:style-name="Text_20_body"><text:span text:style-name="Strong_20_Emphasis">Axiom 8 — Closure</text:span><text:line-break/>State algebra must be closed under ⊕ and ⊗.</text:p>
      <text:p text:style-name="Horizontal_20_Line"/>
      <text:h text:style-name="Heading_20_1" text:outline-level="1"><text:span text:style-name="Strong_20_Emphasis">CHAPTER 5 — DISTRIBUTED DIFFERENTIAL OPERATOR</text:span></text:h>
      <text:h text:style-name="Heading_20_2" text:outline-level="2"><text:span text:style-name="Strong_20_Emphasis">5.1 Concept</text:span></text:h>
      <text:p text:style-name="Text_20_body">In classical calculus, derivatives describe changes in functions over space.<text:line-break/>In CFM, derivatives describe state change induced by messages from neighboring canisters.</text:p>
      <text:p text:style-name="Horizontal_20_Line"/>
      <text:h text:style-name="Heading_20_2" text:outline-level="2"><text:span text:style-name="Strong_20_Emphasis">5.2 Formal Definition</text:span></text:h>
      <text:p text:style-name="Text_20_body">∂Sᵢ/∂F = T(Sᵢ(τ), M(N(Cᵢ)))</text:p>
      <text:p text:style-name="Horizontal_20_Line"/>
      <text:h text:style-name="Heading_20_2" text:outline-level="2"><text:span text:style-name="Strong_20_Emphasis">5.3 Significance</text:span></text:h>
      <text:p text:style-name="Text_20_body">Introduces:</text:p>
      <text:list text:style-name="L36">
        <text:list-item>
          <text:p text:style-name="P36">distributed differential equations</text:p>
        </text:list-item>
        <text:list-item>
          <text:p text:style-name="P36">analogues of Laplace operators</text:p>
        </text:list-item>
        <text:list-item>
          <text:p text:style-name="P36">field evolution equations on ICP</text:p>
        </text:list-item>
      </text:list>
      <text:p text:style-name="Horizontal_20_Line"/>
      <text:h text:style-name="Heading_20_2" text:outline-level="2"><text:soft-page-break/><text:span text:style-name="Strong_20_Emphasis">5.4 Physical Analogy</text:span></text:h>
      <text:p text:style-name="Text_20_body">Classical: ∂ϕ/∂t<text:line-break/>CFM: ∂Sᵢ/∂F</text:p>
      <text:p text:style-name="Horizontal_20_Line"/>
      <text:h text:style-name="Heading_20_2" text:outline-level="2"><text:span text:style-name="Strong_20_Emphasis">5.5 Laplacian Analogue</text:span></text:h>
      <text:p text:style-name="Text_20_body">ΔF Sᵢ = Σ (Sⱼ – Sᵢ) for j ∈ N(i).</text:p>
      <text:p text:style-name="Horizontal_20_Line"/>
      <text:h text:style-name="Heading_20_2" text:outline-level="2"><text:span text:style-name="Strong_20_Emphasis">5.6 Field Evolution</text:span></text:h>
      <text:p text:style-name="Text_20_body">Fτ₊₁ = E(Fτ)</text:p>
      <text:p text:style-name="Horizontal_20_Line"/>
      <text:h text:style-name="Heading_20_1" text:outline-level="1"><text:span text:style-name="Strong_20_Emphasis">CHAPTER 6 — CANISTER MATRIX ALGEBRA</text:span></text:h>
      <text:h text:style-name="Heading_20_2" text:outline-level="2"><text:span text:style-name="Strong_20_Emphasis">6.1 Motivation</text:span></text:h>
      <text:p text:style-name="Text_20_body">Classical matrices contain numbers; C-matrices contain computational objects.</text:p>
      <text:p text:style-name="Horizontal_20_Line"/>
      <text:h text:style-name="Heading_20_2" text:outline-level="2"><text:span text:style-name="Strong_20_Emphasis">6.2 Canister Matrices</text:span></text:h>
      <text:p text:style-name="Text_20_body">C = [ cᵢⱼ ]<text:line-break/>Where cᵢⱼ ∈ {S, T, M, C}</text:p>
      <text:p text:style-name="Horizontal_20_Line"/>
      <text:h text:style-name="Heading_20_2" text:outline-level="2"><text:span text:style-name="Strong_20_Emphasis">6.3 Operations</text:span></text:h>
      <text:h text:style-name="Heading_20_3" text:outline-level="3"><text:span text:style-name="Strong_20_Emphasis">Addition (⊕)</text:span></text:h>
      <text:p text:style-name="Text_20_body">(A ⊕ B)ᵢⱼ = Aᵢⱼ ⊕ Bᵢⱼ</text:p>
      <text:h text:style-name="Heading_20_3" text:outline-level="3"><text:span text:style-name="Strong_20_Emphasis">Multiplication (⊗)</text:span></text:h>
      <text:p text:style-name="Text_20_body">(A ⊗ B)ᵢⱼ = Σₖ (Aᵢₖ ⊗ Bₖⱼ)</text:p>
      <text:p text:style-name="Horizontal_20_Line"/>
      <text:h text:style-name="Heading_20_2" text:outline-level="2"><text:span text:style-name="Strong_20_Emphasis">6.4 Function Composition Matrices</text:span></text:h>
      <text:p text:style-name="Text_20_body">Matrices of transition functions define parallel distributed processes.</text:p>
      <text:p text:style-name="Horizontal_20_Line"/>
      <text:h text:style-name="Heading_20_2" text:outline-level="2"><text:soft-page-break/><text:span text:style-name="Strong_20_Emphasis">6.5 State Evolution Matrices</text:span></text:h>
      <text:p text:style-name="Text_20_body">S(τ+1) = T ⊗ S(τ)</text:p>
      <text:p text:style-name="Horizontal_20_Line"/>
      <text:h text:style-name="Heading_20_2" text:outline-level="2"><text:span text:style-name="Strong_20_Emphasis">6.6 Global Operators</text:span></text:h>
      <text:p text:style-name="Text_20_body">L ⊗ Sτ yields global distributed evolution (analogous to Schrödinger, Navier–Stokes, Maxwell-like operators).</text:p>
      <text:p text:style-name="Horizontal_20_Line"/>
      <text:h text:style-name="Heading_20_2" text:outline-level="2"><text:span text:style-name="Strong_20_Emphasis">6.7 Trace and Contraction</text:span></text:h>
      <text:p text:style-name="Text_20_body">Tr(C) = Σ cᵢᵢ<text:line-break/>Represents global system-wide activity.</text:p>
      <text:p text:style-name="Horizontal_20_Line"/>
      <text:h text:style-name="Heading_20_2" text:outline-level="2"><text:span text:style-name="Strong_20_Emphasis">6.8 Significance</text:span></text:h>
      <text:p text:style-name="Text_20_body">CMA is the algebraic foundation for:</text:p>
      <text:list text:style-name="L37">
        <text:list-item>
          <text:p text:style-name="P37">AGI substrates</text:p>
        </text:list-item>
        <text:list-item>
          <text:p text:style-name="P37">neural reconstructions</text:p>
        </text:list-item>
        <text:list-item>
          <text:p text:style-name="P37">physics-like fields</text:p>
        </text:list-item>
        <text:list-item>
          <text:p text:style-name="P37">distributed state evolution</text:p>
        </text:list-item>
        <text:list-item>
          <text:p text:style-name="P37">new operator theory on deterministic manifolds</text:p>
        </text:list-item>
      </text:list>
      <text:p text:style-name="Text_20_body"><text:span text:style-name="Strong_20_Emphasis"/></text:p>
      <text:h text:style-name="Heading_20_1" text:outline-level="1"><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h text:style-name="Heading_20_1" text:outline-level="1"><text:soft-page-break/><text:span text:style-name="Strong_20_Emphasis">CHAPTER 7 — COMPUTATIONAL TOPOLOGY AND THE DYNAMIC DETERMINISTIC COMPUTATIONAL MANIFOLD (DDCM)</text:span></text:h>
      <text:h text:style-name="Heading_20_2" text:outline-level="2"><text:span text:style-name="Strong_20_Emphasis">7.1 Introduction</text:span></text:h>
      <text:p text:style-name="Text_20_body">The Internet Computer (ICP) supports a class of distributed computation that fundamentally departs from the assumptions of classical topology. Traditional topological frameworks assume points with no internal state, spatial neighborhoods defined by open sets, and continuity defined via mappings to ℝⁿ.</text:p>
      <text:p text:style-name="Text_20_body">In contrast, ICP consists of:</text:p>
      <text:list text:style-name="L1">
        <text:list-item>
          <text:p text:style-name="P1">persistent computational actors (canisters),</text:p>
        </text:list-item>
        <text:list-item>
          <text:p text:style-name="P1">deterministic replica execution,</text:p>
        </text:list-item>
        <text:list-item>
          <text:p text:style-name="P1">authenticated message-driven causality,</text:p>
        </text:list-item>
        <text:list-item>
          <text:p text:style-name="P1">discrete global time through consensus,</text:p>
        </text:list-item>
        <text:list-item>
          <text:p text:style-name="P1">dynamically evolving topology.</text:p>
        </text:list-item>
      </text:list>
      <text:p text:style-name="Text_20_body">This necessitates a new topological construct:<text:line-break/><text:span text:style-name="Strong_20_Emphasis">the Dynamic Deterministic Computational Manifold (DDCM)</text:span> — a manifold whose “points” are stateful computational cells and whose neighborhoods arise from causal messaging, not geometric space.</text:p>
      <text:p text:style-name="Horizontal_20_Line"/>
      <text:h text:style-name="Heading_20_2" text:outline-level="2"><text:span text:style-name="Strong_20_Emphasis">7.2 Why Classical Topology Fails for Distributed Computation</text:span></text:h>
      <text:p text:style-name="Text_20_body">Classical topology assumes:</text:p>
      <text:list text:style-name="L2">
        <text:list-item>
          <text:p text:style-name="P2"><text:span text:style-name="Strong_20_Emphasis">Points lack internal state</text:span> – contradicted by persistent canister state.</text:p>
        </text:list-item>
        <text:list-item>
          <text:p text:style-name="P2"><text:span text:style-name="Strong_20_Emphasis">Neighborhoods are spatial</text:span> – contradicted by causal message paths.</text:p>
        </text:list-item>
        <text:list-item>
          <text:p text:style-name="P2"><text:span text:style-name="Strong_20_Emphasis">Continuity is defined via open sets</text:span> – here continuity arises from deterministic state evolution.</text:p>
        </text:list-item>
        <text:list-item>
          <text:p text:style-name="P2"><text:span text:style-name="Strong_20_Emphasis">Differentiability is geometric</text:span> – in CFM, differentiability is distributed and causal.</text:p>
        </text:list-item>
        <text:list-item>
          <text:p text:style-name="P2"><text:span text:style-name="Strong_20_Emphasis">Topology is static</text:span> – ICP expands over time by adding new canisters.</text:p>
        </text:list-item>
      </text:list>
      <text:p text:style-name="Text_20_body">Thus classical topology cannot formalize ICP.</text:p>
      <text:p text:style-name="Horizontal_20_Line"/>
      <text:h text:style-name="Heading_20_2" text:outline-level="2"><text:soft-page-break/><text:span text:style-name="Strong_20_Emphasis">7.3 The Canister Field as a Topological Space</text:span></text:h>
      <text:p text:style-name="Text_20_body">Define the canister field:</text:p>
      <text:p text:style-name="Text_20_body"><text:span text:style-name="Strong_20_Emphasis">F = (P, G, τ, Σ)</text:span></text:p>
      <text:p text:style-name="Text_20_body">Where:</text:p>
      <text:list text:style-name="L3">
        <text:list-item>
          <text:p text:style-name="P3"><text:span text:style-name="Strong_20_Emphasis">P</text:span> — points (canisters)</text:p>
        </text:list-item>
        <text:list-item>
          <text:p text:style-name="P3"><text:span text:style-name="Strong_20_Emphasis">G</text:span> — deterministic message graph</text:p>
        </text:list-item>
        <text:list-item>
          <text:p text:style-name="P3"><text:span text:style-name="Strong_20_Emphasis">τ</text:span> — discrete global time</text:p>
        </text:list-item>
        <text:list-item>
          <text:p text:style-name="P3"><text:span text:style-name="Strong_20_Emphasis">Σ</text:span> — state space attached to each point</text:p>
        </text:list-item>
      </text:list>
      <text:p text:style-name="Text_20_body">Thus DDCM is a <text:span text:style-name="Strong_20_Emphasis">fibered computational manifold</text:span>: each “point” has its own evolving internal fiber (state).</text:p>
      <text:p text:style-name="Horizontal_20_Line"/>
      <text:h text:style-name="Heading_20_2" text:outline-level="2"><text:span text:style-name="Strong_20_Emphasis">7.4 Causality-Based Neighborhoods</text:span></text:h>
      <text:p text:style-name="Text_20_body">Neighborhood of canister Ci:</text:p>
      <text:p text:style-name="Text_20_body"><text:span text:style-name="Strong_20_Emphasis">N(Cᵢ) = { Cⱼ | Eᵢⱼ ∈ G ∨ Eⱼᵢ ∈ G }</text:span></text:p>
      <text:p text:style-name="Text_20_body">Properties:</text:p>
      <text:list text:style-name="L4">
        <text:list-item>
          <text:p text:style-name="P4">dynamic</text:p>
        </text:list-item>
        <text:list-item>
          <text:p text:style-name="P4">asymmetric (directed)</text:p>
        </text:list-item>
        <text:list-item>
          <text:p text:style-name="P4">deterministic</text:p>
        </text:list-item>
      </text:list>
      <text:p text:style-name="Text_20_body">Neighborhoods represent <text:span text:style-name="Strong_20_Emphasis">computational influence</text:span>, not distance.</text:p>
      <text:p text:style-name="Horizontal_20_Line"/>
      <text:h text:style-name="Heading_20_2" text:outline-level="2"><text:span text:style-name="Strong_20_Emphasis">7.5 Temporal Stratification</text:span></text:h>
      <text:p text:style-name="Text_20_body">Each consensus round τ defines a slice:</text:p>
      <text:p text:style-name="Text_20_body"><text:span text:style-name="Strong_20_Emphasis">Fτ = (P, Gτ, Στ)</text:span></text:p>
      <text:p text:style-name="Text_20_body">The graph and state evolve across slices, forming a <text:span text:style-name="Emphasis">temporally layered topology</text:span>.</text:p>
      <text:p text:style-name="Horizontal_20_Line"/>
      <text:h text:style-name="Heading_20_2" text:outline-level="2"><text:span text:style-name="Strong_20_Emphasis">7.6 Deterministic Evolution as Topological Flow</text:span></text:h>
      <text:p text:style-name="Text_20_body">Classical flow: ϕₜ: M → M<text:line-break/>DDCM flow:</text:p>
      <text:p text:style-name="Text_20_body"><text:span text:style-name="Strong_20_Emphasis">Eτ : Fτ → Fτ₊₁</text:span></text:p>
      <text:p text:style-name="Text_20_body">This flow updates:</text:p>
      <text:list text:style-name="L5">
        <text:list-item>
          <text:p text:style-name="P5">states</text:p>
        </text:list-item>
        <text:list-item>
          <text:p text:style-name="P5"><text:soft-page-break/>adjacency</text:p>
        </text:list-item>
        <text:list-item>
          <text:p text:style-name="P5">causal structure</text:p>
        </text:list-item>
      </text:list>
      <text:p text:style-name="Text_20_body">Thus DDCM is a <text:span text:style-name="Strong_20_Emphasis">computational dynamical system</text:span>.</text:p>
      <text:p text:style-name="Horizontal_20_Line"/>
      <text:h text:style-name="Heading_20_2" text:outline-level="2"><text:span text:style-name="Strong_20_Emphasis">7.7 Local &amp; Global Continuity</text:span></text:h>
      <text:p text:style-name="Text_20_body">Local evolution is continuous if</text:p>
      <text:p text:style-name="Text_20_body"><text:span text:style-name="Strong_20_Emphasis">Sᵢ(τ+1) = f(Sᵢ(τ), {Sⱼ(τ)} for Cⱼ ∈ N(Cᵢ))</text:span></text:p>
      <text:p text:style-name="Text_20_body">Global continuity holds if all local evolutions are continuous.<text:line-break/>ICP enforces global continuity by deterministic design.</text:p>
      <text:p text:style-name="Horizontal_20_Line"/>
      <text:h text:style-name="Heading_20_2" text:outline-level="2"><text:span text:style-name="Strong_20_Emphasis">7.8 DDCM as a Discrete Manifold</text:span></text:h>
      <text:p text:style-name="Text_20_body">A classical manifold uses coordinate charts.<text:line-break/>DDCM uses causal-state charts:</text:p>
      <text:p text:style-name="Text_20_body"><text:span text:style-name="Strong_20_Emphasis">χᵢ : N(Cᵢ) → Σᵏ</text:span></text:p>
      <text:p text:style-name="Text_20_body">Mapping neighborhoods to high-dimensional state vectors.<text:line-break/>This yields <text:span text:style-name="Strong_20_Emphasis">state-fibered causal manifolds</text:span>.</text:p>
      <text:p text:style-name="Horizontal_20_Line"/>
      <text:h text:style-name="Heading_20_2" text:outline-level="2"><text:span text:style-name="Strong_20_Emphasis">7.9 Differentiability on DDCM</text:span></text:h>
      <text:p text:style-name="Text_20_body">The CFM derivative:</text:p>
      <text:p text:style-name="Text_20_body"><text:span text:style-name="Strong_20_Emphasis">∂Sᵢ / ∂F = T(Sᵢ, M(N(Cᵢ)))</text:span></text:p>
      <text:p text:style-name="Text_20_body">Represents sensitivity of state to causal topology.<text:line-break/>Enables computational analogs of PDEs, neural fields, and distributed physics.</text:p>
      <text:p text:style-name="Horizontal_20_Line"/>
      <text:h text:style-name="Heading_20_2" text:outline-level="2"><text:span text:style-name="Strong_20_Emphasis">7.10 Embedding Classical Manifolds</text:span></text:h>
      <text:p text:style-name="Text_20_body">A classical manifold M can be embedded by:</text:p>
      <text:list text:style-name="L6">
        <text:list-item>
          <text:p text:style-name="P6">discretizing into points → canisters</text:p>
        </text:list-item>
        <text:list-item>
          <text:p text:style-name="P6">edges → message paths</text:p>
        </text:list-item>
        <text:list-item>
          <text:p text:style-name="P6">field values → canister state</text:p>
        </text:list-item>
        <text:list-item>
          <text:p text:style-name="P6">PDEs → distributed differential operators</text:p>
        </text:list-item>
      </text:list>
      <text:p text:style-name="Text_20_body">Thus ICP becomes a <text:span text:style-name="Strong_20_Emphasis">topologically structured supercomputer</text:span>.</text:p>
      <text:p text:style-name="Horizontal_20_Line"/>
      <text:h text:style-name="Heading_20_2" text:outline-level="2"><text:soft-page-break/><text:span text:style-name="Strong_20_Emphasis">7.11 Dynamic Topology: Manifold Expansion</text:span></text:h>
      <text:p text:style-name="Text_20_body">Unlike classical manifolds, DDCM can <text:span text:style-name="Emphasis">grow</text:span>:</text:p>
      <text:p text:style-name="Text_20_body"><text:span text:style-name="Strong_20_Emphasis">Pτ₊₁ = Pτ ∪ { new canisters }</text:span></text:p>
      <text:p text:style-name="Text_20_body">Thus:</text:p>
      <text:list text:style-name="L7">
        <text:list-item>
          <text:p text:style-name="P7">topology evolves</text:p>
        </text:list-item>
        <text:list-item>
          <text:p text:style-name="P7">dimensionality increases</text:p>
        </text:list-item>
        <text:list-item>
          <text:p text:style-name="P7">computational capacity expands</text:p>
        </text:list-item>
      </text:list>
      <text:p text:style-name="Text_20_body">This is unprecedented in mathematics.</text:p>
      <text:p text:style-name="Horizontal_20_Line"/>
      <text:h text:style-name="Heading_20_2" text:outline-level="2"><text:span text:style-name="Strong_20_Emphasis">7.12 Summary</text:span></text:h>
      <text:p text:style-name="Text_20_body">DDCM introduces:</text:p>
      <text:list text:style-name="L8">
        <text:list-item>
          <text:p text:style-name="P8">causal neighborhoods</text:p>
        </text:list-item>
        <text:list-item>
          <text:p text:style-name="P8">temporal topology</text:p>
        </text:list-item>
        <text:list-item>
          <text:p text:style-name="P8">topological flow</text:p>
        </text:list-item>
        <text:list-item>
          <text:p text:style-name="P8">distributed differentiability</text:p>
        </text:list-item>
        <text:list-item>
          <text:p text:style-name="P8">expandable manifold structure</text:p>
        </text:list-item>
      </text:list>
      <text:p text:style-name="Text_20_body">A new mathematical space existing only on ICP.</text:p>
      <text:p text:style-name="Horizontal_20_Line"/>
      <text:h text:style-name="Heading_20_1" text:outline-level="1"><text:span text:style-name="Strong_20_Emphasis">CHAPTER 8 — APPLICATIONS OF CANISTER FIELD MATHEMATICS (CFM)</text:span></text:h>
      <text:h text:style-name="Heading_20_2" text:outline-level="2"><text:span text:style-name="Strong_20_Emphasis">8.1 Introduction</text:span></text:h>
      <text:p text:style-name="Text_20_body">CFM enables classes of computation impossible on classical systems, including:</text:p>
      <text:list text:style-name="L9">
        <text:list-item>
          <text:p text:style-name="P9">full biological brain simulations</text:p>
        </text:list-item>
        <text:list-item>
          <text:p text:style-name="P9">AGI architectures</text:p>
        </text:list-item>
        <text:list-item>
          <text:p text:style-name="P9">physics field models</text:p>
        </text:list-item>
        <text:list-item>
          <text:p text:style-name="P9">planetary-scale digital twins</text:p>
        </text:list-item>
        <text:list-item>
          <text:p text:style-name="P9">evolutionary ecosystems</text:p>
        </text:list-item>
        <text:list-item>
          <text:p text:style-name="P9">global economic systems</text:p>
        </text:list-item>
      </text:list>
      <text:p text:style-name="Text_20_body">ICP is the only architecture providing deterministic persistent computation suitable for these.</text:p>
      <text:p text:style-name="Horizontal_20_Line"/>
      <text:h text:style-name="Heading_20_1" text:outline-level="1"><text:soft-page-break/><text:span text:style-name="Strong_20_Emphasis">8.2 Full Biological Brain Simulation</text:span></text:h>
      <text:h text:style-name="Heading_20_3" text:outline-level="3"><text:span text:style-name="Strong_20_Emphasis">Neurons as Canister Cells</text:span></text:h>
      <text:p text:style-name="Text_20_body">Neuron = canister:</text:p>
      <text:p text:style-name="Text_20_body"><text:span text:style-name="Strong_20_Emphasis">Cᵢ = (Sᵢ, Tᵢ, Mᵢ, Iᵢ)</text:span></text:p>
      <text:p text:style-name="Text_20_body">State stores membrane potential, weights, channels.<text:line-break/>Messages = spike transmissions.<text:line-break/>Determinism guarantees reproducible neuronal updates.</text:p>
      <text:p text:style-name="Horizontal_20_Line"/>
      <text:h text:style-name="Heading_20_3" text:outline-level="3"><text:span text:style-name="Strong_20_Emphasis">Distributed Ion Channel Equations</text:span></text:h>
      <text:p text:style-name="Text_20_body">CFM derivative:</text:p>
      <text:p text:style-name="Text_20_body"><text:span text:style-name="Strong_20_Emphasis">∂Sᵢ/∂F = T(Sᵢ, M(N(Cᵢ)))</text:span></text:p>
      <text:p text:style-name="Text_20_body">Encodes Hodgkin–Huxley dynamics in distributed form.</text:p>
      <text:p text:style-name="Horizontal_20_Line"/>
      <text:h text:style-name="Heading_20_3" text:outline-level="3"><text:span text:style-name="Strong_20_Emphasis">Emergent Brain Dynamics</text:span></text:h>
      <text:p text:style-name="Text_20_body">CFM enables:</text:p>
      <text:list text:style-name="L10">
        <text:list-item>
          <text:p text:style-name="P10">synchronized firing</text:p>
        </text:list-item>
        <text:list-item>
          <text:p text:style-name="P10">assemblies</text:p>
        </text:list-item>
        <text:list-item>
          <text:p text:style-name="P10">memory</text:p>
        </text:list-item>
        <text:list-item>
          <text:p text:style-name="P10">rhythms</text:p>
        </text:list-item>
        <text:list-item>
          <text:p text:style-name="P10">plasticity</text:p>
        </text:list-item>
      </text:list>
      <text:p text:style-name="Text_20_body">ICP scaling allows simulation of billions of neurons.</text:p>
      <text:p text:style-name="Horizontal_20_Line"/>
      <text:h text:style-name="Heading_20_1" text:outline-level="1"><text:span text:style-name="Strong_20_Emphasis">8.3 Distributed AGI Substrate</text:span></text:h>
      <text:p text:style-name="Text_20_body">AGI requires:</text:p>
      <text:list text:style-name="L11">
        <text:list-item>
          <text:p text:style-name="P11">persistent memory</text:p>
        </text:list-item>
        <text:list-item>
          <text:p text:style-name="P11">consistent identity</text:p>
        </text:list-item>
        <text:list-item>
          <text:p text:style-name="P11">deterministic logic</text:p>
        </text:list-item>
        <text:list-item>
          <text:p text:style-name="P11">stable representations</text:p>
        </text:list-item>
      </text:list>
      <text:p text:style-name="Text_20_body">CFM provides these via canister fields.</text:p>
      <text:p text:style-name="Text_20_body">AGI cognition becomes:</text:p>
      <text:p text:style-name="Text_20_body"><text:soft-page-break/><text:span text:style-name="Strong_20_Emphasis">Global Cognition = A ⊗ S</text:span><text:line-break/>(Canister Matrix Algebra)</text:p>
      <text:p text:style-name="Horizontal_20_Line"/>
      <text:h text:style-name="Heading_20_1" text:outline-level="1"><text:span text:style-name="Strong_20_Emphasis">8.4 Physical Field Simulation</text:span></text:h>
      <text:p text:style-name="Text_20_body">CFM directly encodes PDEs using distributed differential operators.</text:p>
      <text:p text:style-name="Text_20_body">Navier–Stokes, electromagnetism, and diffusion processes become distributed message-based field updates across canisters.</text:p>
      <text:p text:style-name="Horizontal_20_Line"/>
      <text:h text:style-name="Heading_20_1" text:outline-level="1"><text:span text:style-name="Strong_20_Emphasis">8.5 Planetary-Scale Models</text:span></text:h>
      <text:p text:style-name="Text_20_body">Millions of canisters can represent:</text:p>
      <text:list text:style-name="L12">
        <text:list-item>
          <text:p text:style-name="P12">atmosphere</text:p>
        </text:list-item>
        <text:list-item>
          <text:p text:style-name="P12">oceans</text:p>
        </text:list-item>
        <text:list-item>
          <text:p text:style-name="P12">energy systems</text:p>
        </text:list-item>
        <text:list-item>
          <text:p text:style-name="P12">economics</text:p>
        </text:list-item>
        <text:list-item>
          <text:p text:style-name="P12">ecology</text:p>
        </text:list-item>
      </text:list>
      <text:p text:style-name="Text_20_body">DDCM allows dynamic resolution, multi-scale topology, and global coupling.</text:p>
      <text:p text:style-name="Horizontal_20_Line"/>
      <text:h text:style-name="Heading_20_1" text:outline-level="1"><text:span text:style-name="Strong_20_Emphasis">8.6 Ecosystems &amp; Evolution</text:span></text:h>
      <text:p text:style-name="Text_20_body">Organisms = canisters<text:line-break/>Interactions = messages<text:line-break/>Environment = topological structure</text:p>
      <text:p text:style-name="Text_20_body">Supports evolution, adaptation, ecological dynamics.</text:p>
      <text:p text:style-name="Horizontal_20_Line"/>
      <text:h text:style-name="Heading_20_1" text:outline-level="1"><text:span text:style-name="Strong_20_Emphasis">8.7 Global Economic &amp; Social Models</text:span></text:h>
      <text:p text:style-name="Text_20_body">Agents (people, firms, governments) = persistent canisters.<text:line-break/>Messages = trades, contracts, flows.<text:line-break/>Stable deterministic simulation of civilization-scale systems.</text:p>
      <text:p text:style-name="Horizontal_20_Line"/>
      <text:h text:style-name="Heading_20_1" text:outline-level="1"><text:soft-page-break/><text:span text:style-name="Strong_20_Emphasis">8.8 Summary</text:span></text:h>
      <text:p text:style-name="Text_20_body">CFM applications range from brain simulation to AGI, physics, ecosystems, and entire civilizations — unprecedented in any existing computational paradigm.</text:p>
      <text:p text:style-name="Horizontal_20_Line"/>
      <text:h text:style-name="Heading_20_1" text:outline-level="1"><text:span text:style-name="Strong_20_Emphasis">CHAPTER 10 — ECONOMIC &amp; COMPUTATIONAL IMPLICATIONS OF CFM</text:span></text:h>
      <text:h text:style-name="Heading_20_2" text:outline-level="2"><text:span text:style-name="Strong_20_Emphasis">10.1 Introduction</text:span></text:h>
      <text:p text:style-name="Text_20_body">This chapter analyzes costs, scalability, limitations, and deployment scenarios for CFM on ICP.</text:p>
      <text:p text:style-name="Horizontal_20_Line"/>
      <text:h text:style-name="Heading_20_2" text:outline-level="2"><text:span text:style-name="Strong_20_Emphasis">10.2 Cost Structure</text:span></text:h>
      <text:p text:style-name="Text_20_body">Cycles cost:</text:p>
      <text:list text:style-name="L13">
        <text:list-item>
          <text:p text:style-name="P13">compute (cheap)</text:p>
        </text:list-item>
        <text:list-item>
          <text:p text:style-name="P13">messaging (moderate)</text:p>
        </text:list-item>
        <text:list-item>
          <text:p text:style-name="P13">storage (most expensive)</text:p>
        </text:list-item>
      </text:list>
      <text:p text:style-name="Text_20_body">CFM encourages local computation and minimal messaging.</text:p>
      <text:p text:style-name="Horizontal_20_Line"/>
      <text:h text:style-name="Heading_20_2" text:outline-level="2"><text:span text:style-name="Strong_20_Emphasis">10.3 Scalability Economics</text:span></text:h>
      <text:p text:style-name="Text_20_body">Costs scale linearly:</text:p>
      <text:p text:style-name="Text_20_body"><text:span text:style-name="Strong_20_Emphasis">Cost ∝ N</text:span> (number of canisters)</text:p>
      <text:p text:style-name="Text_20_body">Degree of messaging (d) affects scaling:</text:p>
      <text:list text:style-name="L14">
        <text:list-item>
          <text:p text:style-name="P14">constant d → O(N)</text:p>
        </text:list-item>
        <text:list-item>
          <text:p text:style-name="P14">large d → O(Nd)</text:p>
        </text:list-item>
      </text:list>
      <text:p text:style-name="Text_20_body">Sparse topology is preferred.</text:p>
      <text:p text:style-name="Horizontal_20_Line"/>
      <text:h text:style-name="Heading_20_2" text:outline-level="2"><text:span text:style-name="Strong_20_Emphasis">10.4 CFM vs Cloud/HPC</text:span></text:h>
      <text:p text:style-name="Text_20_body">Cloud lacks determinism &amp; persistent identity.<text:line-break/>HPC lacks synchronization &amp; messaging order.<text:line-break/>CFM excels at deterministic, persistent, topological computation.</text:p>
      <text:p text:style-name="Horizontal_20_Line"><text:soft-page-break/></text:p>
      <text:h text:style-name="Heading_20_2" text:outline-level="2"><text:span text:style-name="Strong_20_Emphasis">10.5 Cost Classes</text:span></text:h>
      <text:p text:style-name="Text_20_body">Low-cost: small agent systems<text:line-break/>Medium: cities, ecosystems<text:line-break/>High-cost: planetary models, large neural fields</text:p>
      <text:p text:style-name="Horizontal_20_Line"/>
      <text:h text:style-name="Heading_20_2" text:outline-level="2"><text:span text:style-name="Strong_20_Emphasis">10.6 Energy &amp; Sustainability</text:span></text:h>
      <text:p text:style-name="Text_20_body">ICP is more energy efficient than GPU/HPC for persistent long-running simulations.</text:p>
      <text:p text:style-name="Horizontal_20_Line"/>
      <text:h text:style-name="Heading_20_2" text:outline-level="2"><text:span text:style-name="Strong_20_Emphasis">10.7 Governance</text:span></text:h>
      <text:p text:style-name="Text_20_body">NNS ensures deterministic upgrades, auditability, replay, long-term reproducibility.</text:p>
      <text:p text:style-name="Horizontal_20_Line"/>
      <text:h text:style-name="Heading_20_2" text:outline-level="2"><text:span text:style-name="Strong_20_Emphasis">10.8 Deployment Scenarios</text:span></text:h>
      <text:list text:style-name="L15">
        <text:list-item>
          <text:p text:style-name="P15">simulation platforms</text:p>
        </text:list-item>
        <text:list-item>
          <text:p text:style-name="P15">digital twins</text:p>
        </text:list-item>
        <text:list-item>
          <text:p text:style-name="P15">scientific models</text:p>
        </text:list-item>
        <text:list-item>
          <text:p text:style-name="P15">global economic simulations</text:p>
        </text:list-item>
      </text:list>
      <text:p text:style-name="Horizontal_20_Line"/>
      <text:h text:style-name="Heading_20_2" text:outline-level="2"><text:span text:style-name="Strong_20_Emphasis">10.9 Summary</text:span></text:h>
      <text:p text:style-name="Text_20_body">CFM is a uniquely efficient substrate for persistent topological computation.</text:p>
      <text:p text:style-name="Horizontal_20_Line"/>
      <text:h text:style-name="Heading_20_1" text:outline-level="1"><text:span text:style-name="Strong_20_Emphasis">CHAPTER 11 — COMPARATIVE ANALYSIS</text:span></text:h>
      <text:h text:style-name="Heading_20_2" text:outline-level="2"><text:span text:style-name="Strong_20_Emphasis">11.1 Introduction</text:span></text:h>
      <text:p text:style-name="Text_20_body">CFM is compared to:</text:p>
      <text:list text:style-name="L16">
        <text:list-item>
          <text:p text:style-name="P16">HPC</text:p>
        </text:list-item>
        <text:list-item>
          <text:p text:style-name="P16">GPU clusters</text:p>
        </text:list-item>
        <text:list-item>
          <text:p text:style-name="P16">cloud-native computing</text:p>
        </text:list-item>
        <text:list-item>
          <text:p text:style-name="P16"><text:soft-page-break/>blockchain VMs</text:p>
        </text:list-item>
        <text:list-item>
          <text:p text:style-name="P16">quantum computing</text:p>
        </text:list-item>
      </text:list>
      <text:p text:style-name="Horizontal_20_Line"/>
      <text:h text:style-name="Heading_20_1" text:outline-level="1"><text:span text:style-name="Strong_20_Emphasis">11.2 vs HPC</text:span></text:h>
      <text:p text:style-name="Text_20_body">HPC: fast but volatile, nondeterministic, no identity<text:line-break/>CFM: deterministic, persistent, causal topology</text:p>
      <text:p text:style-name="Horizontal_20_Line"/>
      <text:h text:style-name="Heading_20_1" text:outline-level="1"><text:span text:style-name="Strong_20_Emphasis">11.3 vs GPUs/TPUs</text:span></text:h>
      <text:p text:style-name="Text_20_body">GPUs: fast tensors, no identity, ephemeral<text:line-break/>CFM: persistent agents, structured messaging, distributed differential operators</text:p>
      <text:p text:style-name="Text_20_body">Complementary, not competing.</text:p>
      <text:p text:style-name="Horizontal_20_Line"/>
      <text:h text:style-name="Heading_20_1" text:outline-level="1"><text:span text:style-name="Strong_20_Emphasis">11.4 vs Cloud</text:span></text:h>
      <text:p text:style-name="Text_20_body">Cloud: nondeterministic, stateless, no global time<text:line-break/>CFM: deterministic global manifold</text:p>
      <text:p text:style-name="Horizontal_20_Line"/>
      <text:h text:style-name="Heading_20_1" text:outline-level="1"><text:span text:style-name="Strong_20_Emphasis">11.5 vs Blockchain VMs</text:span></text:h>
      <text:p text:style-name="Text_20_body">Blockchain VMs: too slow, no topology, weak state<text:line-break/>CFM: deterministic, stateful, manifold-structured computation</text:p>
      <text:p text:style-name="Horizontal_20_Line"/>
      <text:h text:style-name="Heading_20_1" text:outline-level="1"><text:span text:style-name="Strong_20_Emphasis">11.6 vs Quantum</text:span></text:h>
      <text:p text:style-name="Text_20_body">Quantum: probabilistic<text:line-break/>CFM: deterministic<text:line-break/>Orthogonal computational regimes.</text:p>
      <text:p text:style-name="Horizontal_20_Line"/>
      <text:h text:style-name="Heading_20_1" text:outline-level="1"><text:span text:style-name="Strong_20_Emphasis">11.7 Comparative Dimensions</text:span></text:h>
      <text:p text:style-name="Text_20_body">CFM is the only model with:</text:p>
      <text:list text:style-name="L17">
        <text:list-item>
          <text:p text:style-name="P17">strong determinism</text:p>
        </text:list-item>
        <text:list-item>
          <text:p text:style-name="P17"><text:soft-page-break/>persistent actors</text:p>
        </text:list-item>
        <text:list-item>
          <text:p text:style-name="P17">causal topology</text:p>
        </text:list-item>
        <text:list-item>
          <text:p text:style-name="P17">global time</text:p>
        </text:list-item>
        <text:list-item>
          <text:p text:style-name="P17">AGI suitability</text:p>
        </text:list-item>
      </text:list>
      <text:p text:style-name="Horizontal_20_Line"/>
      <text:h text:style-name="Heading_20_1" text:outline-level="1"><text:span text:style-name="Strong_20_Emphasis">CHAPTER 12 — FUTURE DIRECTIONS</text:span></text:h>
      <text:h text:style-name="Heading_20_2" text:outline-level="2"><text:span text:style-name="Strong_20_Emphasis">12.1 Introduction</text:span></text:h>
      <text:p text:style-name="Text_20_body">CFM is at its beginning. Many fundamental mathematical and computational questions remain open.</text:p>
      <text:p text:style-name="Horizontal_20_Line"/>
      <text:h text:style-name="Heading_20_2" text:outline-level="2"><text:span text:style-name="Strong_20_Emphasis">12.2 Open Mathematical Problems</text:span></text:h>
      <text:list text:style-name="L18">
        <text:list-item>
          <text:p text:style-name="P18">existence &amp; uniqueness of distributed field solutions</text:p>
        </text:list-item>
        <text:list-item>
          <text:p text:style-name="P18">symmetries, invariants, CFM-Lie groups</text:p>
        </text:list-item>
        <text:list-item>
          <text:p text:style-name="P18">CFM Navier–Stokes</text:p>
        </text:list-item>
        <text:list-item>
          <text:p text:style-name="P18">distributed curvature &amp; Ricci flow on DDCM</text:p>
        </text:list-item>
      </text:list>
      <text:p text:style-name="Horizontal_20_Line"/>
      <text:h text:style-name="Heading_20_2" text:outline-level="2"><text:span text:style-name="Strong_20_Emphasis">12.3 Computational Directions</text:span></text:h>
      <text:list text:style-name="L19">
        <text:list-item>
          <text:p text:style-name="P19">scalable brain simulation</text:p>
        </text:list-item>
        <text:list-item>
          <text:p text:style-name="P19">distributed AGI</text:p>
        </text:list-item>
        <text:list-item>
          <text:p text:style-name="P19">planetary digital twins</text:p>
        </text:list-item>
        <text:list-item>
          <text:p text:style-name="P19">autonomous multi-agent societies</text:p>
        </text:list-item>
      </text:list>
      <text:p text:style-name="Horizontal_20_Line"/>
      <text:h text:style-name="Heading_20_2" text:outline-level="2"><text:span text:style-name="Strong_20_Emphasis">12.4 Engineering Directions</text:span></text:h>
      <text:list text:style-name="L20">
        <text:list-item>
          <text:p text:style-name="P20">CFM tooling, debuggers, IDEs</text:p>
        </text:list-item>
        <text:list-item>
          <text:p text:style-name="P20">optimized storage</text:p>
        </text:list-item>
        <text:list-item>
          <text:p text:style-name="P20">hybrid ICP–GPU models</text:p>
        </text:list-item>
        <text:list-item>
          <text:p text:style-name="P20">automatic topology optimization</text:p>
        </text:list-item>
      </text:list>
      <text:p text:style-name="Horizontal_20_Line"/>
      <text:h text:style-name="Heading_20_2" text:outline-level="2"><text:soft-page-break/><text:span text:style-name="Strong_20_Emphasis">12.5 Philosophical Directions</text:span></text:h>
      <text:list text:style-name="L21">
        <text:list-item>
          <text:p text:style-name="P21">ontology of persistent computational actors</text:p>
        </text:list-item>
        <text:list-item>
          <text:p text:style-name="P21">information physics</text:p>
        </text:list-item>
        <text:list-item>
          <text:p text:style-name="P21">emergent consciousness in deterministic systems</text:p>
        </text:list-item>
      </text:list>
      <text:p text:style-name="Horizontal_20_Line"/>
      <text:h text:style-name="Heading_20_2" text:outline-level="2"><text:span text:style-name="Strong_20_Emphasis">12.6 Long-Term Vision</text:span></text:h>
      <text:list text:style-name="L22">
        <text:list-item>
          <text:p text:style-name="P22">distributed AGI</text:p>
        </text:list-item>
        <text:list-item>
          <text:p text:style-name="P22">mathematical universe simulators</text:p>
        </text:list-item>
        <text:list-item>
          <text:p text:style-name="P22">deterministic global civilization models</text:p>
        </text:list-item>
      </text:list>
      <text:p text:style-name="Horizontal_20_Line"/>
      <text:h text:style-name="Heading_20_2" text:outline-level="2"><text:span text:style-name="Strong_20_Emphasis">12.7 Summary</text:span></text:h>
      <text:p text:style-name="Text_20_body">CFM opens an entirely new mathematical discipline built on ICP’s deterministic manifold and will shape future AGI, science, and global simulation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25T16:17:18.098000000</meta:creation-date>
    <dc:date>2025-11-25T16:22:24.593000000</dc:date>
    <meta:editing-duration>PT5M6S</meta:editing-duration>
    <meta:editing-cycles>1</meta:editing-cycles>
    <meta:document-statistic meta:table-count="0" meta:image-count="0" meta:object-count="0" meta:page-count="21" meta:paragraph-count="417" meta:word-count="2520" meta:character-count="17673" meta:non-whitespace-character-count="15706"/>
    <meta:generator>LibreOffice/7.6.4.1$Windows_X86_64 LibreOffice_project/e19e193f88cd6c0525a17fb7a176ed8e6a3e2aa1</meta:generator>
  </office:meta>
</office:document-meta>
</file>